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FilePathText.setIvyXmlError( IvyDEException err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vyFilePathText.IvyFilePathText( Composite parent , int style , IJava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vyFilePathText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wseButtonListener.widgetSelected( SelectionEvent 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IvyFilePathText.updateErrorMark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owseButtonListener.validate( Object [ ] sel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vyFilePathText.remodeListener( IvyXmlPath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FilePathText.modifyText( ModifyEvent 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PathText.createControl( Composite parent ,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PathText.ivyXmlPathUpd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FilePathText.init( String ivyXm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PathText.getIvy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FilePathText.addListener( IvyXmlPath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